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UTRIMENTOS TECHNOLOGI S.R.L.- NUTRITECH S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604105324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DIAZ BENAVENTE, LUIS ENRIQUE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525332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14</text:p>
          </table:table-cell>
          <table:table-cell table:style-name="Tableau1.D2" office:value-type="string">
            <text:p text:style-name="P13">588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588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0/09/2021</text:p>
          </table:table-cell>
          <table:table-cell table:style-name="Tabla2.A2" office:value-type="string">
            <text:p text:style-name="P9">6395583</text:p>
          </table:table-cell>
          <table:table-cell table:style-name="Tabla2.A2" office:value-type="string">
            <text:p text:style-name="P9">378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1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21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3T21:33:4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